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style:font-name="Aptos" style:font-name-asian="Aptos" style:font-name-complex="Aptos" fo:color="#000000"/>
    </style:style>
    <style:style style:name="TableColumn3" style:family="table-column">
      <style:table-column-properties style:column-width="7.334in" style:use-optimal-column-width="false"/>
    </style:style>
    <style:style style:name="Table2" style:family="table">
      <style:table-properties style:width="7.334in" fo:margin-left="0in" table:align="left"/>
    </style:style>
    <style:style style:name="TableRow4" style:family="table-row">
      <style:table-row-properties style:min-row-height="2.6354in"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Heading3" style:family="paragraph">
      <style:paragraph-properties fo:margin-top="0.1951in" fo:margin-bottom="0.1951in" fo:line-height="100%"/>
    </style:style>
    <style:style style:name="T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" style:parent-style-name="ListParagraph" style:list-style-name="LFO12" style:family="paragraph">
      <style:paragraph-properties fo:margin-bottom="0in" fo:line-height="100%"/>
    </style:style>
    <style:style style:name="T9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0" style:parent-style-name="DefaultParagraphFont" style:family="text">
      <style:text-properties style:font-name="Aptos" style:font-name-asian="Aptos" style:font-name-complex="Aptos" fo:color="#000000"/>
    </style:style>
    <style:style style:name="P11" style:parent-style-name="ListParagraph" style:list-style-name="LFO12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2" style:parent-style-name="ListParagraph" style:list-style-name="LFO12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3" style:parent-style-name="ListParagraph" style:list-style-name="LFO12" style:family="paragraph">
      <style:paragraph-properties fo:margin-bottom="0in" fo:line-height="100%"/>
    </style:style>
    <style:style style:name="T1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5" style:parent-style-name="DefaultParagraphFont" style:family="text">
      <style:text-properties style:font-name="Aptos" style:font-name-asian="Aptos" style:font-name-complex="Aptos" fo:color="#000000"/>
    </style:style>
    <style:style style:name="P16" style:parent-style-name="ListParagraph" style:list-style-name="LFO12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7" style:parent-style-name="ListParagraph" style:list-style-name="LFO12" style:family="paragraph">
      <style:paragraph-properties fo:margin-bottom="0in" fo:line-height="100%"/>
    </style:style>
    <style:style style:name="T1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9" style:parent-style-name="DefaultParagraphFont" style:family="text">
      <style:text-properties style:font-name="Aptos" style:font-name-asian="Aptos" style:font-name-complex="Aptos" fo:color="#000000"/>
    </style:style>
    <style:style style:name="P20" style:parent-style-name="ListParagraph" style:list-style-name="LFO12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21" style:parent-style-name="Normal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22" style:parent-style-name="Normal" style:family="paragraph">
      <style:paragraph-properties fo:keep-with-next="always" fo:keep-together="always" fo:margin-bottom="0in" fo:line-height="100%"/>
    </style:style>
    <style:style style:name="TableColumn24" style:family="table-column">
      <style:table-column-properties style:column-width="7.334in" style:use-optimal-column-width="false"/>
    </style:style>
    <style:style style:name="Table23" style:family="table">
      <style:table-properties style:width="7.334in" fo:margin-left="0in" table:align="left"/>
    </style:style>
    <style:style style:name="TableRow25" style:family="table-row">
      <style:table-row-properties style:min-row-height="0.2083in"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Heading3" style:family="paragraph">
      <style:paragraph-properties fo:margin-top="0.1951in" fo:margin-bottom="0.1951in" fo:line-height="100%"/>
    </style:style>
    <style:style style:name="T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9" style:parent-style-name="Heading4" style:family="paragraph">
      <style:paragraph-properties fo:margin-top="0.2215in" fo:margin-bottom="0.2215in" fo:line-height="100%"/>
    </style:style>
    <style:style style:name="T3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1" style:parent-style-name="ListParagraph" style:list-style-name="LFO11" style:family="paragraph">
      <style:paragraph-properties fo:margin-top="0.1666in" fo:margin-bottom="0.1666in" fo:line-height="100%"/>
    </style:style>
    <style:style style:name="T3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33" style:parent-style-name="ListParagraph" style:list-style-name="LFO11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4" style:parent-style-name="ListParagraph" style:list-style-name="LFO11" style:family="paragraph">
      <style:paragraph-properties fo:margin-top="0.1666in" fo:margin-bottom="0.1666in" fo:line-height="100%"/>
    </style:style>
    <style:style style:name="T35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36" style:parent-style-name="ListParagraph" style:list-style-name="LFO11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37" style:parent-style-name="Heading4" style:family="paragraph">
      <style:paragraph-properties fo:margin-top="0.2215in" fo:margin-bottom="0.2215in" fo:line-height="100%"/>
    </style:style>
    <style:style style:name="T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9" style:parent-style-name="ListParagraph" style:list-style-name="LFO10" style:family="paragraph">
      <style:paragraph-properties fo:margin-bottom="0in" fo:line-height="100%"/>
    </style:style>
    <style:style style:name="T4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41" style:parent-style-name="ListParagraph" style:list-style-name="LFO10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2" style:parent-style-name="Heading4" style:family="paragraph">
      <style:paragraph-properties fo:margin-top="0.2215in" fo:margin-bottom="0.2215in" fo:line-height="100%"/>
    </style:style>
    <style:style style:name="T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4" style:parent-style-name="ListParagraph" style:list-style-name="LFO9" style:family="paragraph">
      <style:paragraph-properties fo:margin-bottom="0in" fo:line-height="100%"/>
    </style:style>
    <style:style style:name="T45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46" style:parent-style-name="ListParagraph" style:list-style-name="LFO9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7" style:parent-style-name="Normal" style:family="paragraph">
      <style:paragraph-properties fo:keep-with-next="always" fo:keep-together="always" fo:margin-bottom="0in" fo:line-height="100%"/>
    </style:style>
    <style:style style:name="TableColumn49" style:family="table-column">
      <style:table-column-properties style:column-width="7.334in" style:use-optimal-column-width="false"/>
    </style:style>
    <style:style style:name="Table48" style:family="table">
      <style:table-properties style:width="7.334in" fo:margin-left="0in" table:align="left"/>
    </style:style>
    <style:style style:name="TableRow50" style:family="table-row">
      <style:table-row-properties style:min-row-height="4.8118in"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Heading3" style:family="paragraph">
      <style:paragraph-properties fo:margin-top="0.1951in" fo:margin-bottom="0.1951in" fo:line-height="100%"/>
    </style:style>
    <style:style style:name="T5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4" style:parent-style-name="Heading4" style:family="paragraph">
      <style:paragraph-properties fo:margin-top="0.2215in" fo:margin-bottom="0.2215in" fo:line-height="100%"/>
    </style:style>
    <style:style style:name="T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6" style:parent-style-name="Normal" style:family="paragraph">
      <style:paragraph-properties fo:margin-top="0.1666in" fo:margin-bottom="0.1666in" fo:line-height="100%"/>
    </style:style>
    <style:style style:name="T57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58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 fo:color="#000000"/>
    </style:style>
    <style:style style:name="P59" style:parent-style-name="Normal" style:family="paragraph">
      <style:paragraph-properties fo:margin-top="0.1666in" fo:margin-bottom="0.1666in" fo:line-height="100%"/>
    </style:style>
    <style:style style:name="T6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61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 fo:color="#000000"/>
    </style:style>
    <style:style style:name="P62" style:parent-style-name="Heading4" style:family="paragraph">
      <style:paragraph-properties fo:margin-top="0.2215in" fo:margin-bottom="0.2215in" fo:line-height="100%"/>
    </style:style>
    <style:style style:name="T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4" style:parent-style-name="Normal" style:family="paragraph">
      <style:paragraph-properties fo:margin-top="0.1666in" fo:margin-bottom="0.1666in" fo:line-height="100%"/>
    </style:style>
    <style:style style:name="T65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66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 fo:color="#000000"/>
    </style:style>
    <style:style style:name="P67" style:parent-style-name="Heading4" style:family="paragraph">
      <style:paragraph-properties fo:margin-top="0.2215in" fo:margin-bottom="0.2215in" fo:line-height="100%"/>
    </style:style>
    <style:style style:name="T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9" style:parent-style-name="Normal" style:family="paragraph">
      <style:paragraph-properties fo:margin-top="0.1666in" fo:margin-bottom="0.1666in" fo:line-height="100%"/>
    </style:style>
    <style:style style:name="T7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71" style:parent-style-name="ListParagraph" style:list-style-name="LFO8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72" style:parent-style-name="ListParagraph" style:list-style-name="LFO8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73" style:parent-style-name="Normal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74" style:parent-style-name="Normal" style:family="paragraph">
      <style:paragraph-properties fo:keep-with-next="always" fo:keep-together="always" fo:margin-bottom="0in" fo:line-height="100%"/>
    </style:style>
    <style:style style:name="TableColumn76" style:family="table-column">
      <style:table-column-properties style:column-width="7.334in" style:use-optimal-column-width="false"/>
    </style:style>
    <style:style style:name="Table75" style:family="table">
      <style:table-properties style:width="7.334in" fo:margin-left="0in" table:align="left"/>
    </style:style>
    <style:style style:name="TableRow77" style:family="table-row">
      <style:table-row-properties style:min-row-height="0.2083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Heading3" style:family="paragraph">
      <style:paragraph-properties fo:margin-top="0.1951in" fo:margin-bottom="0.1951in" fo:line-height="100%"/>
    </style:style>
    <style:style style:name="T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1" style:parent-style-name="Heading4" style:family="paragraph">
      <style:paragraph-properties fo:margin-top="0.2215in" fo:margin-bottom="0.2215in" fo:line-height="100%"/>
    </style:style>
    <style:style style:name="T8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3" style:parent-style-name="Normal" style:family="paragraph">
      <style:paragraph-properties fo:margin-top="0.1666in" fo:margin-bottom="0.1666in" fo:line-height="100%"/>
    </style:style>
    <style:style style:name="T8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85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 fo:color="#000000"/>
    </style:style>
    <style:style style:name="P86" style:parent-style-name="Normal" style:family="paragraph">
      <style:paragraph-properties fo:margin-top="0.1666in" fo:margin-bottom="0.1666in" fo:line-height="100%"/>
    </style:style>
    <style:style style:name="T87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88" style:parent-style-name="ListParagraph" style:list-style-name="LFO7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89" style:parent-style-name="ListParagraph" style:list-style-name="LFO7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90" style:parent-style-name="Heading4" style:family="paragraph">
      <style:paragraph-properties fo:margin-top="0.2215in" fo:margin-bottom="0.2215in" fo:line-height="100%"/>
    </style:style>
    <style:style style:name="T9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92" style:parent-style-name="Normal" style:family="paragraph">
      <style:paragraph-properties fo:margin-top="0.1666in" fo:margin-bottom="0.1666in" fo:line-height="100%"/>
    </style:style>
    <style:style style:name="T9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94" style:parent-style-name="ListParagraph" style:list-style-name="LFO6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95" style:parent-style-name="Heading4" style:family="paragraph">
      <style:paragraph-properties fo:margin-top="0.2215in" fo:margin-bottom="0.2215in" fo:line-height="100%"/>
    </style:style>
    <style:style style:name="T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97" style:parent-style-name="Normal" style:family="paragraph">
      <style:paragraph-properties fo:margin-top="0.1666in" fo:margin-bottom="0.1666in" fo:line-height="100%"/>
    </style:style>
    <style:style style:name="T9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99" style:parent-style-name="ListParagraph" style:list-style-name="LFO5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00" style:parent-style-name="ListParagraph" style:list-style-name="LFO5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01" style:parent-style-name="Normal" style:family="paragraph">
      <style:paragraph-properties fo:keep-with-next="always" fo:keep-together="always" fo:margin-bottom="0in" fo:line-height="100%"/>
    </style:style>
    <style:style style:name="TableColumn103" style:family="table-column">
      <style:table-column-properties style:column-width="7.334in" style:use-optimal-column-width="false"/>
    </style:style>
    <style:style style:name="Table102" style:family="table">
      <style:table-properties style:width="7.334in" fo:margin-left="0in" table:align="left"/>
    </style:style>
    <style:style style:name="TableRow104" style:family="table-row">
      <style:table-row-properties style:min-row-height="0.2083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Heading3" style:family="paragraph">
      <style:paragraph-properties fo:margin-top="0.1951in" fo:margin-bottom="0.1951in" fo:line-height="100%"/>
    </style:style>
    <style:style style:name="T1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08" style:parent-style-name="Heading4" style:family="paragraph">
      <style:paragraph-properties fo:margin-top="0.2215in" fo:margin-bottom="0.2215in" fo:line-height="100%"/>
    </style:style>
    <style:style style:name="T1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10" style:parent-style-name="Normal" style:family="paragraph">
      <style:paragraph-properties fo:margin-top="0.1666in" fo:margin-bottom="0.1666in" fo:line-height="100%"/>
    </style:style>
    <style:style style:name="T111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112" style:parent-style-name="ListParagraph" style:list-style-name="LFO4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13" style:parent-style-name="ListParagraph" style:list-style-name="LFO4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14" style:parent-style-name="Normal" style:family="paragraph">
      <style:paragraph-properties fo:margin-top="0.1666in" fo:margin-bottom="0.1666in" fo:line-height="100%"/>
    </style:style>
    <style:style style:name="T115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116" style:parent-style-name="ListParagraph" style:list-style-name="LFO3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17" style:parent-style-name="ListParagraph" style:list-style-name="LFO3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18" style:parent-style-name="Heading4" style:family="paragraph">
      <style:paragraph-properties fo:margin-top="0.2215in" fo:margin-bottom="0.2215in" fo:line-height="100%"/>
    </style:style>
    <style:style style:name="T1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20" style:parent-style-name="Normal" style:family="paragraph">
      <style:paragraph-properties fo:margin-top="0.1666in" fo:margin-bottom="0.1666in" fo:line-height="100%"/>
    </style:style>
    <style:style style:name="T121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122" style:parent-style-name="ListParagraph" style:list-style-name="LFO2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23" style:parent-style-name="ListParagraph" style:list-style-name="LFO2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24" style:parent-style-name="Heading4" style:family="paragraph">
      <style:paragraph-properties fo:margin-top="0.2215in" fo:margin-bottom="0.2215in" fo:line-height="100%"/>
    </style:style>
    <style:style style:name="T1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26" style:parent-style-name="Normal" style:family="paragraph">
      <style:paragraph-properties fo:margin-top="0.1666in" fo:margin-bottom="0.1666in" fo:line-height="100%"/>
    </style:style>
    <style:style style:name="T127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128" style:parent-style-name="ListParagraph" style:list-style-name="LFO1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29" style:parent-style-name="ListParagraph" style:list-style-name="LFO1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130" style:parent-style-name="Normal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olumn132" style:family="table-column">
      <style:table-column-properties style:column-width="7.3305in" style:use-optimal-column-width="false"/>
    </style:style>
    <style:style style:name="Table131" style:family="table">
      <style:table-properties style:width="7.3305in" fo:margin-left="0in" table:align="left"/>
    </style:style>
    <style:style style:name="TableRow133" style:family="table-row">
      <style:table-row-properties style:min-row-height="0.2083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Heading3" style:family="paragraph">
      <style:paragraph-properties fo:margin-top="0.1951in" fo:margin-bottom="0.1951in" fo:line-height="100%"/>
    </style:style>
    <style:style style:name="T1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7" style:parent-style-name="Heading4" style:family="paragraph">
      <style:paragraph-properties fo:margin-top="0.2215in" fo:margin-bottom="0.2215in" fo:line-height="100%"/>
    </style:style>
    <style:style style:name="T1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9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 fo:color="#000000"/>
    </style:style>
    <style:style style:name="P140" style:parent-style-name="Heading4" style:family="paragraph">
      <style:paragraph-properties fo:margin-top="0.2215in" fo:margin-bottom="0.2215in" fo:line-height="100%"/>
    </style:style>
    <style:style style:name="T1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2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 fo:color="#000000"/>
    </style:style>
    <style:style style:name="P143" style:parent-style-name="Heading4" style:family="paragraph">
      <style:paragraph-properties fo:margin-top="0.2215in" fo:margin-bottom="0.2215in" fo:line-height="100%"/>
    </style:style>
    <style:style style:name="T1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5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 fo:color="#000000"/>
    </style:style>
    <style:style style:name="P146" style:parent-style-name="Normal" style:family="paragraph">
      <style:paragraph-properties fo:keep-with-next="always" fo:keep-together="always" fo:margin-bottom="0in" fo:line-height="100%"/>
    </style:style>
  </office:automatic-styles>
  <office:body>
    <office:text text:use-soft-page-breaks="true">
      <text:p text:style-name="P1">Format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h text:style-name="P6" text:outline-level="3"><text:span text:style-name="T7">4. Case Studies and Examples</text:span></text:h>
            <text:list text:style-name="LFO12" text:continue-numbering="true">
              <text:list-item>
                <text:p text:style-name="P8"><text:span text:style-name="T9">Real-World Examples</text:span><text:span text:style-name="T10">:</text:span></text:p>
                <text:list text:continue-numbering="true">
                  <text:list-item>
                    <text:p text:style-name="P11">University policies on PC language (e.g., gender-neutral pronouns).</text:p>
                  </text:list-item>
                  <text:list-item>
                    <text:p text:style-name="P12">Changes in terminology in specific academic fields.</text:p>
                  </text:list-item>
                </text:list>
              </text:list-item>
              <text:list-item>
                <text:p text:style-name="P13"><text:span text:style-name="T14">Positive Outcomes</text:span><text:span text:style-name="T15">:</text:span></text:p>
                <text:list text:continue-numbering="true">
                  <text:list-item>
                    <text:p text:style-name="P16">Instances where PC language promoted inclusivity and acceptance.</text:p>
                  </text:list-item>
                </text:list>
              </text:list-item>
              <text:list-item>
                <text:p text:style-name="P17"><text:span text:style-name="T18">Negative Outcomes</text:span><text:span text:style-name="T19">:</text:span></text:p>
                <text:list text:continue-numbering="true">
                  <text:list-item>
                    <text:p text:style-name="P20">Examples where PC language led to backlash or unintended consequences.</text:p>
                  </text:list-item>
                </text:list>
              </text:list-item>
            </text:list>
            <text:p text:style-name="P21"/>
            <text:p text:style-name="P22"/>
          </table:table-cell>
        </table:table-row>
      </table:table>
      <text:p text:style-name="Normal"/>
      <text:p text:style-name="Normal">Reference 1</text:p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h text:style-name="P27" text:outline-level="3"><text:span text:style-name="T28">4. Case Studies and Examples</text:span></text:h>
            <text:h text:style-name="P29" text:outline-level="4"><text:span text:style-name="T30">Real-World Examples:</text:span></text:h>
            <text:list text:style-name="LFO11" text:continue-numbering="true">
              <text:list-item>
                <text:p text:style-name="P31"><text:span text:style-name="T32">University policies on PC language:</text:span></text:p>
                <text:list text:continue-numbering="true">
                  <text:list-item>
                    <text:p text:style-name="P33">Use of gender-neutral pronouns in curricula and administrative documents .</text:p>
                  </text:list-item>
                </text:list>
              </text:list-item>
              <text:list-item>
                <text:p text:style-name="P34"><text:span text:style-name="T35">Changes in terminology in specific academic fields:</text:span></text:p>
                <text:list text:continue-numbering="true">
                  <text:list-item>
                    <text:p text:style-name="P36">Adjustments in historical texts and social sciences to reflect diverse perspectives .</text:p>
                  </text:list-item>
                </text:list>
              </text:list-item>
            </text:list>
            <text:h text:style-name="P37" text:outline-level="4"><text:span text:style-name="T38">Positive Outcomes:</text:span></text:h>
            <text:list text:style-name="LFO10" text:continue-numbering="true">
              <text:list-item>
                <text:p text:style-name="P39"><text:span text:style-name="T40">Instances where PC language promoted inclusivity and acceptance:</text:span></text:p>
                <text:list text:continue-numbering="true">
                  <text:list-item>
                    <text:p text:style-name="P41">Policies fostering diversity and equal representation in academic institutions .</text:p>
                  </text:list-item>
                </text:list>
              </text:list-item>
            </text:list>
            <text:h text:style-name="P42" text:outline-level="4"><text:span text:style-name="T43">Negative Outcomes:</text:span></text:h>
            <text:list text:style-name="LFO9" text:continue-numbering="true">
              <text:list-item>
                <text:p text:style-name="P44"><text:span text:style-name="T45">Examples where PC language led to backlash or unintended consequences:</text:span></text:p>
                <text:list text:continue-numbering="true">
                  <text:list-item>
                    <text:p text:style-name="P46">Publicized cases of resistance to changes perceived as excessive, such as replacing traditional course content with PC-aligned materials .</text:p>
                  </text:list-item>
                </text:list>
              </text:list-item>
            </text:list>
            <text:p text:style-name="P47"/>
          </table:table-cell>
        </table:table-row>
      </table:table>
      <text:p text:style-name="Normal"/>
      <text:p text:style-name="Normal">Reference 2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h text:style-name="P52" text:outline-level="3"><text:span text:style-name="T53">4. Case Studies and Examples</text:span></text:h>
            <text:h text:style-name="P54" text:outline-level="4"><text:span text:style-name="T55">Real-World Examples:</text:span></text:h>
            <text:p text:style-name="P56"><text:span text:style-name="T57">University Policies on PC Language:</text:span></text:p>
            <text:p text:style-name="P58">Many universities have adopted policies mandating gender-neutral pronouns, discouraging terms deemed exclusionary, and offering training on inclusive communication .</text:p>
            <text:p text:style-name="P59"><text:span text:style-name="T60">Changes in Terminology in Specific Academic Fields:</text:span></text:p>
            <text:p text:style-name="P61">Fields like history and literature have replaced terms such as "primitive" with "early human societies" and "savage" with "indigenous peoples" to foster respect .</text:p>
            <text:h text:style-name="P62" text:outline-level="4"><text:span text:style-name="T63">Positive Outcomes:</text:span></text:h>
            <text:p text:style-name="P64"><text:span text:style-name="T65">Instances Where PC Language Promoted Inclusivity and Acceptance:</text:span></text:p>
            <text:p text:style-name="P66">Inclusive language policies have improved engagement among underrepresented groups and fostered more welcoming academic spaces .</text:p>
            <text:h text:style-name="P67" text:outline-level="4"><text:span text:style-name="T68">Negative Outcomes:</text:span></text:h>
            <text:p text:style-name="P69"><text:span text:style-name="T70">Examples of Backlash or Unintended Consequences:</text:span></text:p>
            <text:list text:style-name="LFO8" text:continue-numbering="true">
              <text:list-item>
                <text:p text:style-name="P71">Backlash: Critics arguing that PC language hampers creativity in arts and literature.</text:p>
              </text:list-item>
              <text:list-item>
                <text:p text:style-name="P72">Unintended consequences: Ambiguity or misinterpretation arising from newly coined terms <text:s/>.</text:p>
              </text:list-item>
            </text:list>
            <text:p text:style-name="P73"/>
            <text:p text:style-name="P74"/>
          </table:table-cell>
        </table:table-row>
      </table:table>
      <text:p text:style-name="Normal"/>
      <text:p text:style-name="Normal"/>
      <text:p text:style-name="Normal"/>
      <text:p text:style-name="Normal">Reference 3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h text:style-name="P79" text:outline-level="3"><text:span text:style-name="T80">4. Case Studies and Examples</text:span></text:h>
            <text:h text:style-name="P81" text:outline-level="4"><text:span text:style-name="T82">Real-World Examples:</text:span></text:h>
            <text:p text:style-name="P83"><text:span text:style-name="T84">University Policies on PC Language:</text:span></text:p>
            <text:p text:style-name="P85">Many universities have implemented policies advocating gender-neutral terms and inclusive language in syllabi, communications, and classroom discussions <text:s/>.</text:p>
            <text:p text:style-name="P86"><text:span text:style-name="T87">Changes in Terminology in Specific Academic Fields:</text:span></text:p>
            <text:list text:style-name="LFO7" text:continue-numbering="true">
              <text:list-item>
                <text:p text:style-name="P88">Literature: Moving away from terms like "savage" in descriptions of indigenous peoples.</text:p>
              </text:list-item>
              <text:list-item>
                <text:p text:style-name="P89">Science: Emphasizing gender-neutral roles in research documentation (e.g., “researcher” instead of “he/she”) <text:s/>.</text:p>
              </text:list-item>
            </text:list>
            <text:h text:style-name="P90" text:outline-level="4"><text:span text:style-name="T91">Positive Outcomes:</text:span></text:h>
            <text:p text:style-name="P92"><text:span text:style-name="T93">Instances Where PC Language Promoted Inclusivity and Acceptance:</text:span></text:p>
            <text:list text:style-name="LFO6" text:continue-numbering="true">
              <text:list-item>
                <text:p text:style-name="P94">Inclusive policies in academic environments have led to increased participation from underrepresented groups, fostering a sense of belonging <text:s/>.</text:p>
              </text:list-item>
            </text:list>
            <text:h text:style-name="P95" text:outline-level="4"><text:span text:style-name="T96">Negative Outcomes:</text:span></text:h>
            <text:p text:style-name="P97"><text:span text:style-name="T98">Examples of Backlash or Unintended Consequences:</text:span></text:p>
            <text:list text:style-name="LFO5" text:continue-numbering="true">
              <text:list-item>
                <text:p text:style-name="P99">Backlash: Accusations that PC language enforces ideological conformity.</text:p>
              </text:list-item>
              <text:list-item>
                <text:p text:style-name="P100">Unintended Consequences: Ambiguity or resistance when new terms fail to gain widespread acceptance <text:s/>.</text:p>
              </text:list-item>
            </text:list>
            <text:p text:style-name="P101"/>
          </table:table-cell>
        </table:table-row>
      </table:table>
      <text:p text:style-name="Normal"/>
      <text:p text:style-name="Normal">Reference 4</text:p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h text:style-name="P106" text:outline-level="3"><text:span text:style-name="T107">4. Case Studies and Examples</text:span></text:h>
            <text:h text:style-name="P108" text:outline-level="4"><text:span text:style-name="T109">Real-World Examples:</text:span></text:h>
            <text:p text:style-name="P110"><text:span text:style-name="T111">University Policies on PC Language:</text:span></text:p>
            <text:list text:style-name="LFO4" text:continue-numbering="true">
              <text:list-item>
                <text:p text:style-name="P112">Policies promoting the use of gender-neutral pronouns (e.g., "they" instead of "he" or "she").</text:p>
              </text:list-item>
              <text:list-item>
                <text:p text:style-name="P113">Efforts to incorporate inclusive language in university syllabi and administrative communications <text:s/>.</text:p>
              </text:list-item>
            </text:list>
            <text:p text:style-name="P114"><text:span text:style-name="T115">Changes in Terminology in Specific Academic Fields:</text:span></text:p>
            <text:list text:style-name="LFO3" text:continue-numbering="true">
              <text:list-item>
                <text:p text:style-name="P116">History: Shifting from terms like "slave" to "enslaved person" to emphasize humanity.</text:p>
              </text:list-item>
              <text:list-item>
                <text:p text:style-name="P117">Psychology: Replacing "homosexual" with "LGBTQ+ community" to reflect broader inclusivity <text:s/>.</text:p>
              </text:list-item>
            </text:list>
            <text:h text:style-name="P118" text:outline-level="4"><text:span text:style-name="T119">Positive Outcomes:</text:span></text:h>
            <text:p text:style-name="P120"><text:span text:style-name="T121">Instances Where PC Language Promoted Inclusivity and Acceptance:</text:span></text:p>
            <text:list text:style-name="LFO2" text:continue-numbering="true">
              <text:list-item>
                <text:p text:style-name="P122">Adoption of inclusive terminology has fostered diverse participation in academic discussions.</text:p>
              </text:list-item>
              <text:list-item>
                <text:p text:style-name="P123">PC language initiatives have reduced instances of exclusion and marginalization in educational settings <text:s/>.</text:p>
              </text:list-item>
            </text:list>
            <text:h text:style-name="P124" text:outline-level="4"><text:span text:style-name="T125">Negative Outcomes:</text:span></text:h>
            <text:p text:style-name="P126"><text:span text:style-name="T127">Examples Where PC Language Led to Backlash or Unintended Consequences:</text:span></text:p>
            <text:list text:style-name="LFO1" text:continue-numbering="true">
              <text:list-item>
                <text:p text:style-name="P128">Resistance from individuals or groups who perceive PC language as limiting freedom of expression.</text:p>
              </text:list-item>
              <text:list-item>
                <text:p text:style-name="P129">Ambiguity or resistance when new terms fail to gain widespread acceptance or clarity <text:s/>.</text:p>
              </text:list-item>
            </text:list>
            <text:p text:style-name="P130"/>
          </table:table-cell>
        </table:table-row>
      </table:table>
      <text:p text:style-name="Normal"/>
      <text:p text:style-name="Normal">Reference 5</text:p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h text:style-name="P135" text:outline-level="3"><text:span text:style-name="T136">4. Case Studies and Examples</text:span></text:h>
            <text:h text:style-name="P137" text:outline-level="4"><text:span text:style-name="T138">Real-World Examples:</text:span></text:h>
            <text:p text:style-name="P139">Many universities have implemented policies requiring the use of inclusive language, such as gender-neutral pronouns, and have revised outdated terminology in academic fields like history and literature .</text:p>
            <text:h text:style-name="P140" text:outline-level="4"><text:span text:style-name="T141">Positive Outcomes:</text:span></text:h>
            <text:p text:style-name="P142">PC language has led to more inclusive and diverse academic settings where marginalized students feel respected and included .</text:p>
            <text:h text:style-name="P143" text:outline-level="4"><text:span text:style-name="T144">Negative Outcomes:</text:span></text:h>
            <text:p text:style-name="P145">Instances of backlash have occurred where individuals felt that PC language led to censorship and restricted intellectual debate .</text:p>
            <text:p text:style-name="P1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Symbol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Symbol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Symbol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Symbol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Symbol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Symbol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Symbol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Symbol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Symbol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Symbol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Symbol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Symbol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Symbol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Symbol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Symbol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C/2021/079 - THAYANANTHAN C.</meta:initial-creator>
    <dc:creator>EC/2021/079 - THAYANANTHAN C.</dc:creator>
    <meta:creation-date>2024-12-25T08:11:00Z</meta:creation-date>
    <dc:date>2024-12-25T08:11:00Z</dc:date>
    <meta:template xlink:href="Normal.dotm" xlink:type="simple"/>
    <meta:editing-cycles>1</meta:editing-cycles>
    <meta:editing-duration>PT0S</meta:editing-duration>
    <meta:document-statistic meta:page-count="1" meta:paragraph-count="9" meta:word-count="692" meta:character-count="4630" meta:row-count="32" meta:non-whitespace-character-count="3947"/>
  </office:meta>
</office:document-meta>
</file>